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text-properties fo:font-family="'Courier New'" style:font-family-generic="modern" style:font-pitch="fixed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1.2cm" fo:margin-right="0cm" fo:text-indent="-0.9cm"/>
      <style:text-properties fo:font-style="italic" style:font-style-asian="italic" style:font-style-complex="italic"/>
    </style:style>
    <style:style style:name="T1" style:family="text">
      <style:text-properties fo:font-family="'Courier New'" style:font-family-generic="modern" style:font-pitch="fixed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Courier New'" style:font-family-generic="modern" style:font-pitch="fixed" fo:font-weight="normal" style:font-weight-asian="normal" style:font-weight-complex="normal"/>
    </style:style>
    <style:style style:name="T6" style:family="text">
      <style:text-properties fo:font-family="'Courier New'" style:font-family-generic="modern" style:font-pitch="fixed"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family="'Courier New'" style:font-family-generic="modern" style:font-pitch="fixed" fo:font-style="normal" style:font-style-asian="normal" style:font-style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Pointers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Fall 2008</text:p>
            <text:p text:style-name="P1">Declarations, Operations, Issue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Ada 83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Pointer variables are called “access variables”</text:p>
              </text:list-item>
            </text:list>
            <text:list text:style-name="L2">
              <text:list-item>
                <text:list>
                  <text:list-item>
                    <text:p text:style-name="P4">Implies they might be implemented by more than just an address (or not).</text:p>
                  </text:list-item>
                </text:list>
              </text:list-item>
            </text:list>
            <text:list text:style-name="L2">
              <text:list-item>
                <text:p text:style-name="P3">Access types must be declared.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type Integer_Ptr is access Integer;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2">Access values declared using the type.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P : Integer_Ptr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Automatically initialized to </text:span><text:span text:style-name="T1">null</text:span><text:span text:style-name="T2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Ada 83 Continued</text:p>
          </draw:text-box>
        </draw:frame>
        <draw:frame presentation:style-name="pr5" draw:text-style-name="P3" draw:layer="layout" svg:width="25.199cm" svg:height="15.945cm" svg:x="1.4cm" svg:y="4.914cm" presentation:class="outline" presentation:user-transformed="true">
          <draw:text-box>
            <text:list text:style-name="L2">
              <text:list-item>
                <text:p text:style-name="P3">Access values can only be produced using a dynamic allocator.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P := </text:span><text:span text:style-name="T3">new</text:span><text:span text:style-name="T1"> Integer'(10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Sets </text:span><text:span text:style-name="T1">P</text:span><text:span text:style-name="T2"> to point at a dynamically allocated integer with a value of 10.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2">Assignment and relational tests of access values do not involve the accessed object.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Q := P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Now </text:span><text:span text:style-name="T1">Q</text:span><text:span text:style-name="T2"> and </text:span><text:span text:style-name="T1">P</text:span><text:span text:style-name="T2"> point at the same objec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if</text:span><text:span text:style-name="T1"> Q = P </text:span><text:span text:style-name="T3">then</text:span><text:span text:style-name="T1"> 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True if </text:span><text:span text:style-name="T1">Q</text:span><text:span text:style-name="T2"> and </text:span><text:span text:style-name="T1">P</text:span><text:span text:style-name="T2"> point at the same objec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Ada 83 Continued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Most <text:s/>other operations are “forwarded” (the access value is automatically dereferenced).</text:p>
              </text:list-item>
            </text:list>
          </draw:text-box>
        </draw:frame>
        <draw:frame draw:style-name="gr2" draw:text-style-name="P5" draw:layer="layout" svg:width="21.457cm" svg:height="11.985cm" svg:x="3.308cm" svg:y="8.255cm">
          <draw:text-box>
            <text:p text:style-name="P1"><text:span text:style-name="T3">type</text:span><text:span text:style-name="T1"> Date </text:span><text:span text:style-name="T3">is</text:span><text:span text:style-name="T1"> </text:span><text:span text:style-name="T3">record</text:span></text:p>
            <text:p text:style-name="P1"><text:span text:style-name="T1"><text:s text:c="2"/></text:span><text:span text:style-name="T1">Day : Integer; Month : Integer; Year : Integer</text:span></text:p>
            <text:p text:style-name="P1"><text:span text:style-name="T3">end</text:span><text:span text:style-name="T1"> </text:span><text:span text:style-name="T3">record</text:span><text:span text:style-name="T1">;</text:span></text:p>
            <text:p text:style-name="P1"><text:span text:style-name="T1"/></text:p>
            <text:p text:style-name="P1"><text:span text:style-name="T3">type</text:span><text:span text:style-name="T1"> Date_Ptr </text:span><text:span text:style-name="T3">is</text:span><text:span text:style-name="T1"> </text:span><text:span text:style-name="T3">access</text:span><text:span text:style-name="T1"> Date;</text:span></text:p>
            <text:p text:style-name="P1"><text:span text:style-name="T1"/></text:p>
            <text:p text:style-name="P1"><text:span text:style-name="T1">P, Q : Date_Ptr;</text:span></text:p>
            <text:p text:style-name="P1"><text:span text:style-name="T1"/></text:p>
            <text:p text:style-name="P1"><text:span text:style-name="T1">...</text:span></text:p>
            <text:p text:style-name="P1"><text:span text:style-name="T1"/></text:p>
            <text:p text:style-name="P1"><text:span text:style-name="T1">P := </text:span><text:span text:style-name="T3">new</text:span><text:span text:style-name="T1"> Date'(Day =&gt; 29, Month =&gt; 9, Year =&gt; 2008);</text:span></text:p>
            <text:p text:style-name="P1"><text:span text:style-name="T1">Q := </text:span><text:span text:style-name="T3">new</text:span><text:span text:style-name="T1"> Date'(Day =&gt; 30, Month =&gt; 9, Year =&gt; 2008);</text:span></text:p>
            <text:p text:style-name="P1"><text:span text:style-name="T1"/></text:p>
            <text:p text:style-name="P1"><text:span text:style-name="T1">P.Day := P.Day + 1; <text:s/>-- Forwarded.</text:span></text:p>
            <text:p text:style-name="P1"><text:span text:style-name="T1">P := Q; <text:s text:c="13"/>-- Assigns one pointer to another.</text:span></text:p>
            <text:p text:style-name="P1"><text:span text:style-name="T1">P.</text:span><text:span text:style-name="T3">all</text:span><text:span text:style-name="T1"> := Q.</text:span><text:span text:style-name="T3">all</text:span><text:span text:style-name="T1">; <text:s text:c="5"/>-- Explicit dereference.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Ada 83 Continued</text:p>
          </draw:text-box>
        </draw:frame>
        <draw:frame draw:style-name="gr2" draw:text-style-name="P5" draw:layer="layout" svg:width="23.743cm" svg:height="12.031cm" svg:x="2.54cm" svg:y="4.801cm">
          <draw:text-box>
            <text:p text:style-name="P1"><text:span text:style-name="T3">type</text:span><text:span text:style-name="T1"> Buffer </text:span><text:span text:style-name="T3">is</text:span><text:span text:style-name="T1"> </text:span><text:span text:style-name="T3">array</text:span><text:span text:style-name="T1">(Natural range &lt;&gt;) </text:span><text:span text:style-name="T3">of</text:span><text:span text:style-name="T1"> Character;</text:span></text:p>
            <text:p text:style-name="P1"><text:span text:style-name="T1"/></text:p>
            <text:p text:style-name="P1"><text:span text:style-name="T3">type</text:span><text:span text:style-name="T1"> Buffer_Ptr </text:span><text:span text:style-name="T3">is</text:span><text:span text:style-name="T1"> </text:span><text:span text:style-name="T3">access</text:span><text:span text:style-name="T1"> Buffer;</text:span></text:p>
            <text:p text:style-name="P1"><text:span text:style-name="T1"/></text:p>
            <text:p text:style-name="P1"><text:span text:style-name="T1">P, Q : Buffer_Ptr;</text:span></text:p>
            <text:p text:style-name="P1"><text:span text:style-name="T1"/></text:p>
            <text:p text:style-name="P1"><text:span text:style-name="T1">...</text:span></text:p>
            <text:p text:style-name="P1"><text:span text:style-name="T1"/></text:p>
            <text:p text:style-name="P1"><text:span text:style-name="T1">P = </text:span><text:span text:style-name="T3">new</text:span><text:span text:style-name="T1"> Buffer(0 .. 1023); <text:s/>-- Constraints provided.</text:span></text:p>
            <text:p text:style-name="P1"><text:span text:style-name="T1">Q = </text:span><text:span text:style-name="T3">new</text:span><text:span text:style-name="T1"> Buffer(0 .. 1023);</text:span></text:p>
            <text:p text:style-name="P1"><text:span text:style-name="T1"/></text:p>
            <text:p text:style-name="P1"><text:span text:style-name="T3">for</text:span><text:span text:style-name="T1"> I </text:span><text:span text:style-name="T3">in</text:span><text:span text:style-name="T1"> P'Range </text:span><text:span text:style-name="T3">loop</text:span><text:span text:style-name="T1"> <text:s/>-- Forwarded</text:span></text:p>
            <text:p text:style-name="P1"><text:span text:style-name="T1"><text:s text:c="2"/></text:span><text:span text:style-name="T1">P(I) := 'x'; <text:s text:c="8"/>-- Forwarded</text:span></text:p>
            <text:p text:style-name="P1"><text:span text:style-name="T3">end</text:span><text:span text:style-name="T1"> </text:span><text:span text:style-name="T3">loop</text:span><text:span text:style-name="T1">;</text:span></text:p>
            <text:p text:style-name="P1"><text:span text:style-name="T1"/></text:p>
            <text:p text:style-name="P1"><text:span text:style-name="T1">Q := P; <text:s text:c="15"/>-- Q and P point at same object. Leak?</text:span></text:p>
            <text:p text:style-name="P1"><text:span text:style-name="T1">Q.</text:span><text:span text:style-name="T3">all</text:span><text:span text:style-name="T1"> := P.</text:span><text:span text:style-name="T3">all</text:span><text:span text:style-name="T1">; <text:s text:c="7"/>-- Copy array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Ada 83 Continued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Access values can only point at dynamically allocated objects. Can either</text:p>
              </text:list-item>
            </text:list>
            <text:list text:style-name="L2">
              <text:list-item>
                <text:list>
                  <text:list-item>
                    <text:p text:style-name="P4">Point at a real objec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Be null.</text:p>
                  </text:list-item>
                </text:list>
              </text:list-item>
            </text:list>
            <text:list text:style-name="L2">
              <text:list-item>
                <text:p text:style-name="P3">“Dangling pointers” (pointers that have undefined values) are not possible.</text:p>
              </text:list-item>
            </text:list>
            <text:list text:style-name="L2">
              <text:list-item>
                <text:p text:style-name="P3">BUT... This assumes no dynamically allocated object is ever released <text:span text:style-name="T4">OR</text:span> requires garbage colle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Ada 95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Pointing only at heap objects is too limiting.</text:p>
              </text:list-item>
            </text:list>
            <text:list text:style-name="L2">
              <text:list-item>
                <text:list>
                  <text:list-item>
                    <text:p text:style-name="P4">Works fine if <text:span text:style-name="T4">all</text:span> objects are on the heap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Doesn't play well with low level interfacing.</text:p>
                  </text:list-item>
                </text:list>
              </text:list-item>
            </text:list>
            <text:list text:style-name="L2">
              <text:list-item>
                <text:p text:style-name="P3">Ada 95 allows access values to point at “stack” objects.</text:p>
              </text:list-item>
            </text:list>
            <text:list text:style-name="L2">
              <text:list-item>
                <text:p text:style-name="P3">However, this introduces problems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Ada 95 Example</text:p>
          </draw:text-box>
        </draw:frame>
        <draw:frame draw:style-name="gr2" draw:text-style-name="P5" draw:layer="layout" svg:width="23.743cm" svg:height="12.981cm" svg:x="3.175cm" svg:y="5.08cm">
          <draw:text-box>
            <text:p text:style-name="P1"><text:span text:style-name="T3">procedure</text:span><text:span text:style-name="T1"> Outer </text:span><text:span text:style-name="T3">is</text:span></text:p>
            <text:p text:style-name="P1"><text:span text:style-name="T3"/></text:p>
            <text:p text:style-name="P1"><text:span text:style-name="T3"><text:s text:c="2"/></text:span><text:span text:style-name="T5">-- Declare pointer type with 'all' modifier.</text:span></text:p>
            <text:p text:style-name="P1"><text:span text:style-name="T1"><text:s text:c="2"/></text:span><text:span text:style-name="T3">type</text:span><text:span text:style-name="T1"> Integer_Ptr </text:span><text:span text:style-name="T3">is</text:span><text:span text:style-name="T1"> </text:span><text:span text:style-name="T3">access</text:span><text:span text:style-name="T1"> </text:span><text:span text:style-name="T3">all</text:span><text:span text:style-name="T1"> Integer;</text:span></text:p>
            <text:p text:style-name="P1"><text:span text:style-name="T1"/></text:p>
            <text:p text:style-name="P1"><text:span text:style-name="T1"><text:s text:c="2"/></text:span><text:span text:style-name="T1">P : Integer_Ptr; <text:s/>-- Can point at dynamic or stack objects.</text:span></text:p>
            <text:p text:style-name="P1"><text:span text:style-name="T1"/></text:p>
            <text:p text:style-name="P1"><text:span text:style-name="T1"><text:s text:c="2"/></text:span><text:span text:style-name="T3">procedure</text:span><text:span text:style-name="T1"> Inner </text:span><text:span text:style-name="T3">is</text:span></text:p>
            <text:p text:style-name="P1"><text:span text:style-name="T3"><text:s text:c="4"/></text:span><text:span text:style-name="T5">-- Declare stack object as 'aliased'.</text:span></text:p>
            <text:p text:style-name="P1"><text:span text:style-name="T1"><text:s text:c="4"/></text:span><text:span text:style-name="T1">N : </text:span><text:span text:style-name="T3">aliased</text:span><text:span text:style-name="T1"> Integer := 0;</text:span></text:p>
            <text:p text:style-name="P1"><text:span text:style-name="T1"><text:s text:c="2"/></text:span><text:span text:style-name="T3">begin</text:span></text:p>
            <text:p text:style-name="P1"><text:span text:style-name="T1"><text:s text:c="4"/></text:span><text:span text:style-name="T1">P := N'Access; <text:s/>-- Store address of N in P. DANGEROUS!</text:span></text:p>
            <text:p text:style-name="P1"><text:span text:style-name="T1"><text:s text:c="2"/></text:span><text:span text:style-name="T3">end</text:span><text:span text:style-name="T1"> Inner;</text:span></text:p>
            <text:p text:style-name="P1"><text:span text:style-name="T1"/></text:p>
            <text:p text:style-name="P1"><text:span text:style-name="T3">begin</text:span></text:p>
            <text:p text:style-name="P1"><text:span text:style-name="T3"><text:s text:c="2"/></text:span><text:span text:style-name="T5">Inner;</text:span></text:p>
            <text:p text:style-name="P1"><text:span text:style-name="T1"><text:s text:c="2"/></text:span><text:span text:style-name="T1">P.</text:span><text:span text:style-name="T3">all</text:span><text:span text:style-name="T1"> := P.</text:span><text:span text:style-name="T3">all</text:span><text:span text:style-name="T1"> + 1; <text:s/>-- BOOM!</text:span></text:p>
            <text:p text:style-name="P1"><text:span text:style-name="T3">end</text:span><text:span text:style-name="T1"> Outer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Ada 95 Rule</text:p>
          </draw:text-box>
        </draw:frame>
        <draw:frame presentation:style-name="pr5" draw:text-style-name="P7" draw:layer="layout" svg:width="25.199cm" svg:height="13.609cm" svg:x="1.4cm" svg:y="4.914cm" presentation:class="outline">
          <draw:text-box>
            <text:list text:style-name="L2">
              <text:list-item>
                <text:p text:style-name="P3"><text:span text:style-name="T4">The object to which </text:span><text:span text:style-name="T6">'Access</text:span><text:span text:style-name="T4"> is applied must have a lifetime greater than or equal to the corresponding access type.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7">In the previous example </text:span><text:span text:style-name="T8">N</text:span><text:span text:style-name="T7">'s lifetime is less than that of the type </text:span><text:span text:style-name="T8">Integer_Ptr</text:span><text:span text:style-name="T7">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<text:span text:style-name="T7">The program does not compile due to violation of the “accessibility rules” of the languag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Ada 95 Example Revisited</text:p>
          </draw:text-box>
        </draw:frame>
        <draw:frame draw:style-name="gr2" draw:text-style-name="P5" draw:layer="layout" svg:width="23.743cm" svg:height="12.215cm" svg:x="2.54cm" svg:y="4.884cm">
          <draw:text-box>
            <text:p text:style-name="P1"><text:span text:style-name="T3">procedure</text:span><text:span text:style-name="T1"> Outer </text:span><text:span text:style-name="T3">is</text:span></text:p>
            <text:p text:style-name="P1"><text:span text:style-name="T3"/></text:p>
            <text:p text:style-name="P1"><text:span text:style-name="T3"><text:s text:c="2"/></text:span><text:span text:style-name="T5">-- Declare pointer type with 'all' modifier.</text:span></text:p>
            <text:p text:style-name="P1"><text:span text:style-name="T1"><text:s text:c="2"/></text:span><text:span text:style-name="T3">type</text:span><text:span text:style-name="T1"> Integer_Ptr </text:span><text:span text:style-name="T3">is</text:span><text:span text:style-name="T1"> </text:span><text:span text:style-name="T3">access</text:span><text:span text:style-name="T1"> </text:span><text:span text:style-name="T3">all</text:span><text:span text:style-name="T1"> Integer;</text:span></text:p>
            <text:p text:style-name="P1"><text:span text:style-name="T1"/></text:p>
            <text:p text:style-name="P1"><text:span text:style-name="T1"><text:s text:c="2"/></text:span><text:span text:style-name="T1">P : Integer_Ptr; <text:s/>-- Can point at dynamic or stack objects.</text:span></text:p>
            <text:p text:style-name="P1"><text:span text:style-name="T1"><text:s text:c="2"/></text:span><text:span text:style-name="T1">N : </text:span><text:span text:style-name="T3">aliased</text:span><text:span text:style-name="T1"> Integer := 0;</text:span></text:p>
            <text:p text:style-name="P1"><text:span text:style-name="T1"/></text:p>
            <text:p text:style-name="P1"><text:span text:style-name="T1"><text:s text:c="2"/></text:span><text:span text:style-name="T3">procedure</text:span><text:span text:style-name="T1"> Inner </text:span><text:span text:style-name="T3">is</text:span></text:p>
            <text:p text:style-name="P1"><text:span text:style-name="T1"><text:s text:c="2"/></text:span><text:span text:style-name="T3">begin</text:span></text:p>
            <text:p text:style-name="P1"><text:span text:style-name="T1"><text:s text:c="4"/></text:span><text:span text:style-name="T1">P := N'Access; <text:s/>-- Store address of N in P. Safe.</text:span></text:p>
            <text:p text:style-name="P1"><text:span text:style-name="T1"><text:s text:c="2"/></text:span><text:span text:style-name="T3">end</text:span><text:span text:style-name="T1"> Inner;</text:span></text:p>
            <text:p text:style-name="P1"><text:span text:style-name="T1"/></text:p>
            <text:p text:style-name="P1"><text:span text:style-name="T3">begin</text:span></text:p>
            <text:p text:style-name="P1"><text:span text:style-name="T5"><text:s text:c="2"/></text:span><text:span text:style-name="T5">Inner;</text:span></text:p>
            <text:p text:style-name="P1"><text:span text:style-name="T1"><text:s text:c="2"/></text:span><text:span text:style-name="T1">P.</text:span><text:span text:style-name="T3">all</text:span><text:span text:style-name="T1"> := P.</text:span><text:span text:style-name="T3">all</text:span><text:span text:style-name="T1"> + 1; <text:s/>-- No problems.</text:span></text:p>
            <text:p text:style-name="P1"><text:span text:style-name="T3">end</text:span><text:span text:style-name="T1"> Outer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" draw:layer="layout" svg:width="25.199cm" svg:height="3.507cm" svg:x="1.4cm" svg:y="0.837cm" presentation:class="title">
          <draw:text-box>
            <text:p text:style-name="P1">Ada 95 Continued</text:p>
          </draw:text-box>
        </draw:frame>
        <draw:frame presentation:style-name="pr5" draw:text-style-name="P3" draw:layer="layout" svg:width="25.199cm" svg:height="14.347cm" svg:x="1.4cm" svg:y="4.914cm" presentation:class="outline" presentation:user-transformed="true">
          <draw:text-box>
            <text:list text:style-name="L2">
              <text:list-item>
                <text:p text:style-name="P3">Many access types are declared in package specifications.</text:p>
              </text:list-item>
            </text:list>
            <text:list text:style-name="L2">
              <text:list-item>
                <text:list>
                  <text:list-item>
                    <text:p text:style-name="P4">They are thus at “library level.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onsequently the objects being pointed at must be at library level as well.</text:p>
                  </text:list-item>
                </text:list>
              </text:list-item>
            </text:list>
            <text:list text:style-name="L2">
              <text:list-item>
                <text:p text:style-name="P3">Dangling pointers still impossible!</text:p>
              </text:list-item>
            </text:list>
            <text:list text:style-name="L2">
              <text:list-item>
                <text:list>
                  <text:list-item>
                    <text:p text:style-name="P4">All access variables will always point at a real object.</text:p>
                  </text:list-item>
                </text:list>
              </text:list-item>
            </text:list>
            <text:list text:style-name="L2">
              <text:list-item>
                <text:p text:style-name="P3">BUT... places some restrictions on programs.</text:p>
              </text:list-item>
            </text:list>
            <text:list text:style-name="L2">
              <text:list-item>
                <text:list>
                  <text:list-item>
                    <text:p text:style-name="P4">... as compared to C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3.256cm" svg:x="1.4cm" svg:y="0.962cm" presentation:class="title">
          <draw:text-box>
            <text:p text:style-name="P1">Ada 2005</text:p>
          </draw:text-box>
        </draw:frame>
        <draw:frame presentation:style-name="pr5" draw:text-style-name="P3" draw:layer="layout" svg:width="25.199cm" svg:height="15.003cm" svg:x="1.4cm" svg:y="4.914cm" presentation:class="outline" presentation:user-transformed="true">
          <draw:text-box>
            <text:list text:style-name="L2">
              <text:list-item>
                <text:p text:style-name="P3">Ada 95 still too restrictive.</text:p>
              </text:list-item>
            </text:list>
            <text:list text:style-name="L2">
              <text:list-item>
                <text:list>
                  <text:list-item>
                    <text:p text:style-name="P4">Many “safe” programs violate the simple accessibility rules.</text:p>
                  </text:list-item>
                </text:list>
              </text:list-item>
            </text:list>
            <text:list text:style-name="L2">
              <text:list-item>
                <text:p text:style-name="P3">Ada 2005 introduces more complicated rules and general purpose “anonymous access types.”</text:p>
              </text:list-item>
            </text:list>
            <text:list text:style-name="L2">
              <text:list-item>
                <text:list>
                  <text:list-item>
                    <text:p text:style-name="P4">Requires run time checking in certain situation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Dangling pointers still impossible (or... if such a pointer is used, a <text:span text:style-name="T1">Program_Error</text:span> exception is raised)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Beyond the scope of this cours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
  </meta:generator>
    <dc:creator>Peter Chapin</dc:creator>
    <dc:date>2008-09-30T12:22:39</dc:date>
    <meta:editing-cycles>5</meta:editing-cycles>
    <meta:editing-duration>PT2H50M22S</meta:editing-duration>
    <meta:user-defined meta:name="Info 1"/>
    <meta:user-defined meta:name="Info 2"/>
    <meta:user-defined meta:name="Info 3"/>
    <meta:user-defined meta:name="Info 4"/>
    <meta:document-statistic meta:object-count="70"/>
  </office:meta>
</office:document-meta>
</file>